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margin-top="0cm" fo:margin-bottom="0cm" loext:contextual-spacing="false"/>
    </style:style>
    <style:style style:name="P3" style:family="paragraph" style:parent-style-name="Text_20_body" style:list-style-name="L1">
      <style:paragraph-properties fo:margin-top="0cm" fo:margin-bottom="0cm" loext:contextual-spacing="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primary">
        <text:section text:style-name="Sect1" text:name="article">
          <text:h text:style-name="Heading_20_1" text:outline-level="1">5 Reasons Why We Love President Barack Obama</text:h>
          <text:p text:style-name="P2"><text:span text:style-name="Strong_20_Emphasis"/></text:p>
          <text:p text:style-name="Text_20_body">President<text:span text:style-name="Strong_20_Emphasis"> </text:span><text:a xlink:type="simple" xlink:href="http://newsone.com/tag/barack-obama/" office:target-frame-name="_blank" xlink:show="new" text:style-name="Internet_20_link" text:visited-style-name="Visited_20_Internet_20_Link"><text:span text:style-name="Strong_20_Emphasis">Barack Obama</text:span></text:a> (pictured) is nearing the end of his fifth year in office, and sadly, many Americans are dwelling on the disappointments rather than on his numerous accomplishments.</text:p>
          <text:p text:style-name="Text_20_body">What needs to be understood is that when President Obama took office, he inherited a country that was in complete shambles. The President has had to literally roll up his sleeves to tackle a decimated economy, healthcare reform, energy independence, and immigration reform, plus negotiate several wars — just to name a few things on his executive plate.</text:p>
          <text:p text:style-name="Text_20_body">As the country’s first African-American president, he’s also had to duke it out with his very own D.C. politicos to get support for various policies. In addition, battling daily against racists who deem him unfit for the illustrious head-of-state job has not been an easy feat. Yet, despite his many critics, we stand behind our president and offer five reasons why we love him!</text:p>
          <text:p text:style-name="Text_20_body"><text:span text:style-name="Strong_20_Emphasis">1)</text:span> One of the biggest and most-criticized Obama-backed reforms is the historic <text:span text:style-name="Strong_20_Emphasis">Affordable Care Act</text:span>. Five presidents actually failed to create a health insurance plan that was not exorbitant and that Americans, across the aboard, could participate in. This year, more than 30-million Americans will finally gain access to quality and affordable healthcare insurance coverage. Bravo!</text:p>
          <text:p text:style-name="Text_20_body"><text:span text:style-name="Strong_20_Emphasis">2)</text:span> Former <text:span text:style-name="Strong_20_Emphasis">President George W. Bush</text:span> could not do it, but our Prez did! After nine long and debilitating years in Iraq, 4,000 U.S. soldier deaths, and 32,000 U.S. troop injuries, the war that began in March 2003 under Bush’s watchful eye came to an end in December 2011. Obama had fulfilled one of his central campaign promises to end the war that he once referred to as “dumb,” vowing at the time to bring the troops home under his administration.</text:p>
          <text:p text:style-name="Text_20_body"><text:span text:style-name="Strong_20_Emphasis">3) Osama Bin Laden</text:span> was a dastardly terrorist who masterminded a devastating attack on these shores. The <text:span text:style-name="Strong_20_Emphasis">Al Qaeda</text:span> terrorist group leader and the most-hunted man on the planet, who had eluded the CIA and the U.S. military for nearly a decade, was finally killed in May 2011. The defining moment in the American-led fight against terrorism that took place under Obama’s command gave further impetus to the President’s agenda of finally bringing the American troops home. Bin Laden’s demise came nearly 10 years after Al Qaeda terrorists hijacked four American passenger jets on <text:span text:style-name="Strong_20_Emphasis">September 11, 2001</text:span>, crashing three of them into the World Trade Center in New York City and the U.S. Pentagon outside Washington D.C. The fourth hijacked jet, United Flight 93, crashed into the Pennsylvania countryside after passengers fought the militants.</text:p>
          <text:section text:style-name="Sect1" text:name="ndn-video-player-2">
            <text:p text:style-name="Text_20_body"/>
          </text:section>
          <text:p text:style-name="Text_20_body"><text:span text:style-name="Strong_20_Emphasis">4)</text:span> Our president is one of the eco-friendliest we’ve had in power. Obama pushed federal agencies to become more <text:span text:style-name="Strong_20_Emphasis">eco-conscious</text:span>. More than four years ago, he issued an executive order requiring all federal agencies to make plans to curb their environmental impacts by 2020. Goals included a 30 percent reduction in fleet gasoline use, 26 percent boost in water efficiency, and sustainability requirements for 95 percent on all federal contracts. Since the federal government is the country’s <text:soft-page-break/>single biggest purchaser of goods and services, the push is very likely to have ripple effects throughout the economy for years to come.</text:p>
          <text:p text:style-name="Text_20_body"><text:span text:style-name="Strong_20_Emphasis">5)</text:span> With his <text:span text:style-name="Strong_20_Emphasis">First Lady Michelle</text:span> by his side, together, they fought the good fight of putting in place healthier school meals in an effort to wipe out childhood obesity. President Obama signed the <text:span text:style-name="Strong_20_Emphasis">Healthy Hunger-Free Kids Act</text:span> in 2010, mandating that $4.5 billion be allotted toward developing higher nutritional and health standards for this country’s children’s lunches. The bill meant that the amount of nutritional fruits and veggies are doubled and require that only whole grains in food be served to school-aged children.</text:p>
          <text:p text:style-name="Text_20_body">These five Obama accomplishments are just a drop in the bucket in the string of successes that he has secured under his belt. What the man got done in the first two years in office is mind-boggling, even though he has been met with combative opposition from Conservative populist, social, and political <text:span text:style-name="Strong_20_Emphasis">Tea Party</text:span> members. Obama has steered this country out of what many economic forecasters were saying would have resulted in a second Great Depression.</text:p>
          <text:p text:style-name="Text_20_body">Yet through it all and then some, Barack Obama has maintained his cool-like-dat ‘tude, dashing smile, and confident stride. We also admire the President because he is also a loving husband, doting dad and nurturing friend. One day we’ll look back on this time as one where a glorious icon lived in American </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0T11:04:22.665000000</meta:creation-date>
    <dc:date>2015-04-10T11:21:48.019000000</dc:date>
    <meta:editing-duration>PT17M25S</meta:editing-duration>
    <meta:editing-cycles>1</meta:editing-cycles>
    <meta:document-statistic meta:table-count="0" meta:image-count="0" meta:object-count="0" meta:page-count="2" meta:paragraph-count="11" meta:word-count="742" meta:character-count="4532" meta:non-whitespace-character-count="3799"/>
    <meta:generator>LibreOffice/4.3.6.2$Windows_x86 LibreOffice_project/d50a87b2e514536ed401c18000dad4660b6a169e</meta:generator>
  </office:meta>
</office:document-meta>
</file>